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list-style-name="L1">
      <style:text-properties fo:font-size="12pt" fo:font-weight="normal" style:font-size-asian="12pt" style:font-weight-asian="normal" style:font-size-complex="12pt" style:font-weight-complex="normal"/>
    </style:style>
    <style:style style:name="P8" style:family="paragraph" style:parent-style-name="Standard" style:list-style-name="L2">
      <style:text-properties fo:font-size="12pt" fo:font-weight="normal" style:font-size-asian="12pt" style:font-weight-asian="normal" style:font-size-complex="12pt" style:font-weight-complex="normal"/>
    </style:style>
    <style:style style:name="P9" style:family="paragraph" style:parent-style-name="Standard" style:list-style-name="L3"/>
    <style:style style:name="P10" style:family="paragraph" style:parent-style-name="Standard" style:list-style-name="L5"/>
    <style:style style:name="P11" style:family="paragraph" style:parent-style-name="Standard" style:list-style-name="L7">
      <style:text-properties fo:font-weight="bold" style:font-weight-asian="bold" style:font-weight-complex="bold"/>
    </style:style>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paragraph-properties style:border-line-width-bottom="0.0346in 0.0138in 0.0138in" fo:padding="0.0291in" fo:border-left="none" fo:border-right="none" fo:border-top="none" fo:border-bottom="0.0622in double #000000" style:join-border="false"/>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d's Single SignOn</text:p>
      <text:p text:style-name="Standard"/>
      <text:p text:style-name="P1">Index:</text:p>
      <text:p text:style-name="Standard"><text:s text:c="3"/>Objective</text:p>
      <text:p text:style-name="Standard"><text:s text:c="3"/>Description</text:p>
      <text:p text:style-name="Standard"><text:s text:c="3"/>Overall Architecture</text:p>
      <text:p text:style-name="Standard"><text:s text:c="3"/>Use Cases</text:p>
      <text:p text:style-name="Standard"><text:s text:c="3"/>Data Structures</text:p>
      <text:p text:style-name="Standard"><text:s text:c="3"/>Ticket Responsibilities</text:p>
      <text:p text:style-name="Standard"><text:s text:c="3"/>Recommended Technologies</text:p>
      <text:p text:style-name="Standard"/>
      <text:p text:style-name="Standard"><text:span text:style-name="T1">Objective:</text:span> </text:p>
      <text:p text:style-name="Standard">A lightweight, single signon authentication system with minimum dependencies,</text:p>
      <text:p text:style-name="Standard">that is fast, with concurrency in mind. </text:p>
      <text:p text:style-name="Standard"/>
      <text:p text:style-name="P1">Overall Description:</text:p>
      <text:p text:style-name="Standard">Five major components:</text:p>
      <text:p text:style-name="Standard"><text:s text:c="3"/>UserSessionTicket (UST) – contains all info about a user and user login</text:p>
      <text:p text:style-name="Standard"><text:s text:c="3"/>RequestTicket (RT) – changes on every request, short life.</text:p>
      <text:p text:style-name="Standard"><text:s text:c="3"/>LoginTicket (LT) – stored within UST, keeps login info</text:p>
      <text:p text:style-name="Standard"><text:s text:c="3"/>UserId – Used to prevent multiple sessions for same user to be login.</text:p>
      <text:p text:style-name="Standard"><text:s text:c="3"/>TokenPayload – Encapulates UST, RT, and UserId into single object to be passed to</text:p>
      <text:p text:style-name="Standard"><text:s text:c="6"/>other services by Java Web Token (JWT) if necessary. </text:p>
      <text:p text:style-name="Standard"/>
      <text:p text:style-name="Standard"><text:s text:c="4"/>// Note: we may want to allow multiple sessions for same user??</text:p>
      <text:p text:style-name="Standard"><text:s text:c="3"/>// <text:s text:c="11"/>allow multiple urls for same user</text:p>
      <text:p text:style-name="P6"/>
      <text:p text:style-name="P6">When a loginTicket expires or is no longer valid, the sso filter is required to detect that.</text:p>
      <text:p text:style-name="P6">Several alternatives I can think of:</text:p>
      <text:list xml:id="list7465063353670217498" text:style-name="L1">
        <text:list-item>
          <text:p text:style-name="P7">Client sso filter makes http call to sso server every request</text:p>
        </text:list-item>
        <text:list-item>
          <text:p text:style-name="P7">Design a client callback where servers notifies all clients</text:p>
        </text:list-item>
        <text:list-item>
          <text:p text:style-name="P7">Design a <text:s/>publish / subscribe model to be notified.</text:p>
        </text:list-item>
      </text:list>
      <text:p text:style-name="P6">The design really needs to be stateless, callbacks might become an issue with clustering.</text:p>
      <text:p text:style-name="P6">What is the tolerance level when a ticket expires or no longer valid can a session still be valid?</text:p>
      <text:p text:style-name="P2"/>
      <text:p text:style-name="P2">Overall Architecture:</text:p>
      <text:p text:style-name="P6">3 Major Components:</text:p>
      <text:list xml:id="list1376321343237295153" text:style-name="L2">
        <text:list-item>
          <text:p text:style-name="P8">Client – Call SSO Server per request to verify authentication / login</text:p>
        </text:list-item>
      </text:list>
      <text:p text:style-name="P6"><text:tab/>Need to determine secure/insecure pages.</text:p>
      <text:list xml:id="list39529758" text:continue-numbering="true" text:style-name="L2">
        <text:list-item>
          <text:p text:style-name="P8">SSO Server – Ticket Management</text:p>
        </text:list-item>
        <text:list-item>
          <text:p text:style-name="P8">Login Page / Authentication</text:p>
        </text:list-item>
      </text:list>
      <text:p text:style-name="P6"/>
      <text:p text:style-name="P6">What if sso server is not a deployable but a shared code module to be included in client applications?</text:p>
      <text:p text:style-name="P6">The problem with that is changes to the sso server code base requires changes to all clients. Not a good option. Sso server needs to be its own deployable and clustered to allow fast changes ( security fixes ) without down time to the client applications.</text:p>
      <text:p text:style-name="P2"/>
      <text:p text:style-name="P6"/>
      <text:p text:style-name="P6"><text:soft-page-break/>Is it possible to have a rules engine injected at time of login or application start up? </text:p>
      <text:p text:style-name="P6">Therefore when a user logins the current security rules id is injected into the UST and client application</text:p>
      <text:p text:style-name="P6">can apply those rules without hitting the sso server on every request, only at time of login. Or the client filter can apply the security rules per request which was injected at time of start up without hitting the sso server. </text:p>
      <text:p text:style-name="P2"/>
      <text:p text:style-name="P6">I am going to defer the rule engine solution to a later time. It would be interesting to see if possible.</text:p>
      <text:p text:style-name="P2"/>
      <text:p text:style-name="P6">Each component can be built tested independently and what ever technology stack preferred.</text:p>
      <text:p text:style-name="P6">SSO server is critical to support concurrency and perform well. so I recommend something like Redis in memory clusterable cache and GO for language of choice to process ticket management. </text:p>
      <text:p text:style-name="P2"/>
      <text:p text:style-name="P6">How do we get the RT passed to every request? Do we need to set session cookie? </text:p>
      <text:p text:style-name="P6">Does the client filter handle this?</text:p>
      <text:p text:style-name="P6"/>
      <text:p text:style-name="P6">What about RabbitMQ Non Blocking RPC type of messages dealing with RT requests?</text:p>
      <text:p text:style-name="P6">Need to think about concurrency, channels, queues for responses.</text:p>
      <text:p text:style-name="P2"/>
      <text:p text:style-name="P6">Slight design issue is original url that user will get redirected back to must be keep per request ticket.</text:p>
      <text:p text:style-name="P6">Why: A user can come in multiple browser tabs one per application, the url gets redirected back needs to be per browser tab.</text:p>
      <text:p text:style-name="P2"/>
      <text:p text:style-name="P2">User Cases:</text:p>
      <text:p text:style-name="P3">Happy Path Flow Sequence:</text:p>
      <text:p text:style-name="Standard">User navigates to secure web site with request parameters without request ticket (RT).</text:p>
      <text:p text:style-name="Standard">SSO filter receives http request, detects no RT</text:p>
      <text:p text:style-name="Standard">Redirect to sso setting service to originl url and all request parameters</text:p>
      <text:p text:style-name="Standard">UserSessionTicket (UST) is created without loginTicket ( LT)</text:p>
      <text:p text:style-name="Standard">RequestTicket is created</text:p>
      <text:p text:style-name="Standard">Stop filter chain</text:p>
      <text:p text:style-name="Standard">Navigate user to login page with RT</text:p>
      <text:p text:style-name="Standard">Invalidate RT assign new RT</text:p>
      <text:p text:style-name="Standard">User logins successfully</text:p>
      <text:p text:style-name="Standard"><text:s text:c="4"/>// Put principle in session --- prefer not too, since principal is available in cache.</text:p>
      <text:p text:style-name="Standard"><text:s text:c="4"/>// Spring security may require attributes to be stored in principal on the session??</text:p>
      <text:p text:style-name="Standard">Invalidate RT assign new RT</text:p>
      <text:p text:style-name="Standard">External Redirect user back to original url with request parameters</text:p>
      <text:p text:style-name="Standard"/>
      <text:p text:style-name="P3">User already log in:</text:p>
      <text:p text:style-name="Standard">SSO filter receives http request, detects RT</text:p>
      <text:p text:style-name="Standard">validates RT</text:p>
      <text:p text:style-name="Standard">athenticates UST</text:p>
      <text:p text:style-name="Standard">Invalidate RT assign new RT</text:p>
      <text:p text:style-name="Standard">continues on with filter chain</text:p>
      <text:p text:style-name="Standard"/>
      <text:p text:style-name="P1"><text:span text:style-name="T2">RT invalid </text:span><text:s/></text:p>
      <text:p text:style-name="Standard">force logout</text:p>
      <text:p text:style-name="Standard">redirect to login page</text:p>
      <text:p text:style-name="Standard"><text:soft-page-break/>log security event</text:p>
      <text:p text:style-name="Standard"/>
      <text:p text:style-name="P4"><text:span text:style-name="T1">UST invalid</text:span> </text:p>
      <text:p text:style-name="Standard">force logout</text:p>
      <text:p text:style-name="Standard">redirect to login page</text:p>
      <text:p text:style-name="Standard">log security event</text:p>
      <text:p text:style-name="Standard"/>
      <text:p text:style-name="P4">U<text:span text:style-name="T1">ser already login with different session</text:span></text:p>
      <text:p text:style-name="Standard">force logout</text:p>
      <text:p text:style-name="Standard">redirect to login page</text:p>
      <text:p text:style-name="Standard">log security event</text:p>
      <text:p text:style-name="Standard"/>
      <text:p text:style-name="P3">Logout</text:p>
      <text:p text:style-name="Standard">force logout</text:p>
      <text:p text:style-name="Standard">go to logout page</text:p>
      <text:p text:style-name="Standard"/>
      <text:p text:style-name="P1">Force user logout after x hours</text:p>
      <text:p text:style-name="Standard">force logout</text:p>
      <text:p text:style-name="P5">redirect to login page</text:p>
      <text:p text:style-name="Standard">log security event</text:p>
      <text:p text:style-name="Standard"/>
      <text:p text:style-name="P1">User has multiple tabs same url</text:p>
      <text:p text:style-name="Standard">force logout</text:p>
      <text:p text:style-name="Standard">redirect to login page</text:p>
      <text:p text:style-name="Standard">log security event</text:p>
      <text:p text:style-name="Standard"/>
      <text:p text:style-name="P1">User has multiple tabs different applications/urls</text:p>
      <text:p text:style-name="Standard">create RT ticket for userId, URL</text:p>
      <text:p text:style-name="Standard">redirect back to client application with RT.</text:p>
      <text:p text:style-name="Standard"/>
      <text:p text:style-name="Standard">// <text:span text:style-name="T1">JSON</text:span> <text:span text:style-name="T1">Data Structures</text:span></text:p>
      <text:p text:style-name="Standard"/>
      <text:p text:style-name="P1">Token Payload:</text:p>
      <text:p text:style-name="Standard">RT - current</text:p>
      <text:p text:style-name="Standard">UST</text:p>
      <text:p text:style-name="Standard">UserId</text:p>
      <text:p text:style-name="Standard"/>
      <text:p text:style-name="Standard">// immuatable, insert every time, no updates</text:p>
      <text:p text:style-name="Standard">RequestTicket {</text:p>
      <text:p text:style-name="Standard"><text:s text:c="4"/>requestTicketId</text:p>
      <text:p text:style-name="Standard"><text:s text:c="4"/>httpSessionId</text:p>
      <text:p text:style-name="Standard"><text:s text:c="4"/>entryTime</text:p>
      <text:p text:style-name="Standard"><text:s text:c="4"/>expiredTime</text:p>
      <text:p text:style-name="Standard"><text:s text:c="4"/>originalUrl with request params</text:p>
      <text:p text:style-name="Standard">}</text:p>
      <text:p text:style-name="Standard"/>
      <text:p text:style-name="Standard">UserSessionTicket {</text:p>
      <text:p text:style-name="Standard"><text:s text:c="5"/>httpSessionId</text:p>
      <text:p text:style-name="Standard"><text:s text:c="5"/>ipAddress</text:p>
      <text:p text:style-name="Standard"><text:soft-page-break/><text:s text:c="5"/>entryDate</text:p>
      <text:p text:style-name="Standard"><text:s text:c="5"/>LoginTicket {</text:p>
      <text:p text:style-name="Standard"><text:tab/>loginTime</text:p>
      <text:p text:style-name="Standard"><text:s text:c="12"/>expirationTime</text:p>
      <text:p text:style-name="Standard"><text:s text:c="12"/>failedAttempts</text:p>
      <text:p text:style-name="Standard"><text:s text:c="12"/>lastLoginAttemptTime</text:p>
      <text:p text:style-name="Standard"><text:s text:c="12"/>accountLockedTime</text:p>
      <text:p text:style-name="Standard"><text:s text:c="12"/>attributes {</text:p>
      <text:p text:style-name="Standard"><text:tab/><text:tab/>userId</text:p>
      <text:p text:style-name="Standard"><text:s text:c="9"/><text:tab/><text:tab/>lastName</text:p>
      <text:p text:style-name="Standard"><text:s text:c="9"/><text:tab/><text:tab/>firstName</text:p>
      <text:p text:style-name="Standard"><text:s text:c="23"/>authorities {</text:p>
      <text:p text:style-name="Standard"><text:s text:c="27"/>role_1</text:p>
      <text:p text:style-name="Standard"><text:s text:c="27"/>role_2</text:p>
      <text:p text:style-name="Standard"><text:s text:c="23"/>}</text:p>
      <text:p text:style-name="Standard"><text:s text:c="9"/><text:tab/><text:tab/>….</text:p>
      <text:p text:style-name="Standard"><text:tab/>}</text:p>
      <text:p text:style-name="Standard"><text:s text:c="5"/>}</text:p>
      <text:p text:style-name="Standard">}</text:p>
      <text:p text:style-name="Standard"/>
      <text:p text:style-name="Standard"/>
      <text:p text:style-name="Standard">// used to prevent same user from logging on from multiple sessions</text:p>
      <text:p text:style-name="Standard"><text:span text:style-name="T1">UserId</text:span> {</text:p>
      <text:p text:style-name="Standard"><text:s text:c="3"/>userId</text:p>
      <text:p text:style-name="Standard"><text:s text:c="3"/>httpSessionId</text:p>
      <text:p text:style-name="Standard">}</text:p>
      <text:p text:style-name="Standard"/>
      <text:p text:style-name="Standard"/>
      <text:p text:style-name="P1">UserSessionTicket</text:p>
      <text:p text:style-name="Standard"><text:s text:c="5"/>// creates place holder with no loginTicket</text:p>
      <text:p text:style-name="Standard"><text:s text:c="5"/>UserSessionTicket create(sessionId, ipAddress, originalServiceUrl, <text:s/>requestParams)</text:p>
      <text:p text:style-name="Standard"><text:s text:c="10"/></text:p>
      <text:p text:style-name="Standard"><text:s text:c="14"/></text:p>
      <text:p text:style-name="Standard"><text:s text:c="4"/>// replace login ticket based on successful or failed login. Returns new instance, make immutable.</text:p>
      <text:p text:style-name="Standard"><text:s text:c="4"/>// if login is successful, create UserId mapping</text:p>
      <text:p text:style-name="Standard"><text:s text:c="4"/>UserSessionTicket login(LoginTicket loginTicket) </text:p>
      <text:p text:style-name="Standard"><text:s text:c="6"/></text:p>
      <text:p text:style-name="Standard"><text:s text:c="5"/>void remove()</text:p>
      <text:p text:style-name="Standard"/>
      <text:p text:style-name="Standard"><text:s text:c="5"/>// call LoginTicket.isAuthenticated(), sessionId must match</text:p>
      <text:p text:style-name="Standard"><text:s text:c="5"/>AthenticationResult isAthenticated(sessionId, currentTime) </text:p>
      <text:p text:style-name="Standard"/>
      <text:p text:style-name="Standard"><text:s text:c="5"/></text:p>
      <text:p text:style-name="Standard"/>
      <text:p text:style-name="Standard"/>
      <text:p text:style-name="Standard"/>
      <text:p text:style-name="Standard"/>
      <text:p text:style-name="Standard"/>
      <text:p text:style-name="Standard"/>
      <text:p text:style-name="P1"><text:soft-page-break/>RequestTicket</text:p>
      <text:p text:style-name="Standard"><text:s text:c="5"/>// returns requestTicketId, user first time only.</text:p>
      <text:p text:style-name="Standard"><text:s text:c="4"/>String create(httpSessionId, entryTime, expiredTime)</text:p>
      <text:p text:style-name="Standard"/>
      <text:p text:style-name="Standard"><text:s text:c="4"/>// All requests other than first time, retrieve current request ticket and creates new one.</text:p>
      <text:p text:style-name="Standard"><text:s text:c="4"/>String create(requestTicketId , userSessionTicketId, entryTime, expiredTime,</text:p>
      <text:p text:style-name="Standard"><text:s text:c="25"/>originalUrlWithParams)</text:p>
      <text:p text:style-name="Standard"/>
      <text:p text:style-name="Standard"><text:s text:c="4"/>void remove() </text:p>
      <text:p text:style-name="Standard"/>
      <text:p text:style-name="Standard"><text:s text:c="4"/>boolean isValid() </text:p>
      <text:p text:style-name="Standard"/>
      <text:p text:style-name="Standard"/>
      <text:p text:style-name="Standard"/>
      <text:p text:style-name="P1">LoginTicket</text:p>
      <text:p text:style-name="Standard"><text:s text:c="4"/>LoginTicket createSuccessfulLogin(entryTime, expirationTime, Map attributes)</text:p>
      <text:p text:style-name="Standard"/>
      <text:p text:style-name="Standard"><text:s text:c="3"/>// if exists, create new instance, make it immutable.</text:p>
      <text:p text:style-name="Standard"><text:s text:c="4"/>LoginTicket failedLogin(entryTime)</text:p>
      <text:p text:style-name="Standard"/>
      <text:p text:style-name="Standard"/>
      <text:p text:style-name="P1">Technologies:</text:p>
      <text:p text:style-name="P5">Go for ticket management and interacting with Redis</text:p>
      <text:p text:style-name="P5">Json Web Tokens ??? Securing passing token payload ??</text:p>
      <text:p text:style-name="P5">Spring MVC for login page with thymeleaf??</text:p>
      <text:p text:style-name="P5"><text:s text:c="5"/>Is there something lighter that can connect to SQL, LDAP, ActiveDirectory??</text:p>
      <text:p text:style-name="P5"><text:s text:c="5"/>Spark?? </text:p>
      <text:p text:style-name="Standard"><text:span text:style-name="T3">Redis Clustered for storing ticket payloads</text:span></text:p>
      <text:p text:style-name="Standard"><text:span text:style-name="T3"/></text:p>
      <text:p text:style-name="P16"><text:span text:style-name="T3"/></text:p>
      <text:p text:style-name="Standard"><text:span text:style-name="T3"><text:s/></text:span></text:p>
      <text:p text:style-name="Standard"><text:span text:style-name="T3">SsoService</text:span></text:p>
      <text:p text:style-name="Standard"><text:span text:style-name="T3"><text:s text:c="4"/>RequestTicket login(HttpServletRequest request, HttpServletResponse response)</text:span></text:p>
      <text:p text:style-name="Standard"><text:span text:style-name="T3"><text:s text:c="4"/>RequestTicket isAuthenticated(HttpServletRequest request, HttpServletResponse response)</text:span></text:p>
      <text:p text:style-name="Standard"><text:span text:style-name="T3"><text:s text:c="4"/>boolean logout(HttpServletRequest request, HttpServletResponse response)</text:span></text:p>
      <text:p text:style-name="Standard"><text:span text:style-name="T3"><text:s text:c="4"/>JWT getToken(HttpServletRequest request, HttpServletResponse response)</text:span></text:p>
      <text:p text:style-name="Standard"><text:span text:style-name="T3"/></text:p>
      <text:p text:style-name="Standard"><text:span text:style-name="T3">LoginService</text:span></text:p>
      <text:p text:style-name="Standard"><text:span text:style-name="T3"><text:s text:c="4"/>String login(HttpServletRequest request, HttpServletResponse response)</text:span></text:p>
      <text:p text:style-name="Standard"><text:span text:style-name="T3"/></text:p>
      <text:p text:style-name="Standard"><text:span text:style-name="T3">LogoutService</text:span></text:p>
      <text:p text:style-name="Standard"><text:span text:style-name="T3"><text:s text:c="6"/>String logout(HttpServletRequest request, HttpServletResponse response)</text:span></text:p>
      <text:p text:style-name="Standard"><text:span text:style-name="T3"/></text:p>
      <text:p text:style-name="Standard"><text:span text:style-name="T1">Sequence:</text:span></text:p>
      <text:p text:style-name="Standard"><text:span text:style-name="T3"><text:tab/>1.</text:span><text:span text:style-name="T1"> Client Filter</text:span></text:p>
      <text:list xml:id="list6111154971828622302" text:style-name="L3">
        <text:list-item>
          <text:list>
            <text:list-item>
              <text:p text:style-name="P9"><text:span text:style-name="T3">Original URL does not contain request ticket</text:span></text:p>
              <text:list>
                <text:list-item>
                  <text:p text:style-name="P9"><text:span text:style-name="T3">Created encoded service url</text:span></text:p>
                </text:list-item>
                <text:list-item>
                  <text:p text:style-name="P9"><text:span text:style-name="T3">Redirect to login service with encode service url</text:span></text:p>
                </text:list-item>
              </text:list>
            </text:list-item>
            <text:list-item>
              <text:p text:style-name="P9"><text:soft-page-break/><text:span text:style-name="T3">Original URL does contain request ticket</text:span></text:p>
              <text:list>
                <text:list-item>
                  <text:p text:style-name="P9"><text:span text:style-name="T3">Call SSO service isAuthenticated</text:span></text:p>
                </text:list-item>
                <text:list-item>
                  <text:p text:style-name="P9"><text:span text:style-name="T3">If yes</text:span></text:p>
                  <text:list>
                    <text:list-item>
                      <text:p text:style-name="P9"><text:span text:style-name="T3">replace request ticket with new request ticket to request params</text:span></text:p>
                    </text:list-item>
                    <text:list-item>
                      <text:p text:style-name="P9"><text:span text:style-name="T3">continue with filter chain</text:span></text:p>
                    </text:list-item>
                  </text:list>
                </text:list-item>
                <text:list-item>
                  <text:p text:style-name="P9"><text:span text:style-name="T3">If no</text:span></text:p>
                  <text:list>
                    <text:list-item>
                      <text:p text:style-name="P9"><text:span text:style-name="T3">Created encoded service url</text:span></text:p>
                    </text:list-item>
                    <text:list-item>
                      <text:p text:style-name="P9"><text:span text:style-name="T3">Redirect to login service with encode service url<text:tab/></text:span></text:p>
                    </text:list-item>
                  </text:list>
                </text:list-item>
              </text:list>
            </text:list-item>
          </text:list>
        </text:list-item>
      </text:list>
      <text:p text:style-name="Standard"><text:span text:style-name="T3"><text:tab/>2. </text:span><text:span text:style-name="T1">Login Service</text:span></text:p>
      <text:list xml:id="list3900057862131585570" text:style-name="L5">
        <text:list-item>
          <text:list>
            <text:list-item>
              <text:list>
                <text:list-item>
                  <text:list>
                    <text:list-item>
                      <text:p text:style-name="P10"><text:span text:style-name="T3">Save encoded service url</text:span></text:p>
                    </text:list-item>
                    <text:list-item>
                      <text:p text:style-name="P10"><text:span text:style-name="T3">Display Login page</text:span></text:p>
                    </text:list-item>
                    <text:list-item>
                      <text:p text:style-name="P10"><text:span text:style-name="T3">Authenticate user successful </text:span></text:p>
                      <text:list>
                        <text:list-item>
                          <text:p text:style-name="P10"><text:span text:style-name="T3">Call SSO service login, return RT</text:span></text:p>
                        </text:list-item>
                        <text:list-item>
                          <text:p text:style-name="P10"><text:span text:style-name="T3">decode service url</text:span></text:p>
                        </text:list-item>
                        <text:list-item>
                          <text:p text:style-name="P10"><text:span text:style-name="T3">redirect user back to service url with RT ticket</text:span></text:p>
                        </text:list-item>
                      </text:list>
                    </text:list-item>
                    <text:list-item>
                      <text:p text:style-name="P10"><text:span text:style-name="T3">Authenticated user not successful </text:span></text:p>
                      <text:list>
                        <text:list-item>
                          <text:p text:style-name="P10"><text:span text:style-name="T3">Attempt multiple times</text:span></text:p>
                        </text:list-item>
                        <text:list-item>
                          <text:p text:style-name="P10"><text:span text:style-name="T3">Lock Account or Access Denied</text:span></text:p>
                        </text:list-item>
                      </text:list>
                    </text:list-item>
                  </text:list>
                </text:list-item>
              </text:list>
            </text:list-item>
          </text:list>
        </text:list-item>
      </text:list>
      <text:list xml:id="list862925080677162163" text:style-name="L7">
        <text:list-item>
          <text:list>
            <text:list-item>
              <text:list>
                <text:list-item>
                  <text:p text:style-name="P11">Sso Service</text:p>
                  <text:list>
                    <text:list-item>
                      <text:p text:style-name="P12"><text:span text:style-name="T3">Receive login request – not logged in</text:span></text:p>
                      <text:list>
                        <text:list-item>
                          <text:p text:style-name="P12"><text:span text:style-name="T3">Check isAuthenticated – false</text:span></text:p>
                        </text:list-item>
                        <text:list-item>
                          <text:p text:style-name="P12"><text:span text:style-name="T3">Create UST </text:span></text:p>
                        </text:list-item>
                        <text:list-item>
                          <text:p text:style-name="P12"><text:span text:style-name="T3">Create Request Ticket</text:span></text:p>
                        </text:list-item>
                        <text:list-item>
                          <text:p text:style-name="P12"><text:span text:style-name="T3">Create UserId</text:span></text:p>
                        </text:list-item>
                        <text:list-item>
                          <text:p text:style-name="P12"><text:span text:style-name="T3">Return RT</text:span></text:p>
                        </text:list-item>
                      </text:list>
                    </text:list-item>
                  </text:list>
                </text:list-item>
              </text:list>
            </text:list-item>
          </text:list>
        </text:list-item>
      </text:list>
      <text:list xml:id="list2421684057809911856" text:style-name="L8">
        <text:list-item>
          <text:list>
            <text:list-item>
              <text:list>
                <text:list-item>
                  <text:list>
                    <text:list-item>
                      <text:list>
                        <text:list-item>
                          <text:p text:style-name="P13"><text:span text:style-name="T3">Receive login request – already logged in - valid</text:span></text:p>
                          <text:list>
                            <text:list-item>
                              <text:p text:style-name="P13"><text:span text:style-name="T3">Check isAuthenticated – true</text:span></text:p>
                            </text:list-item>
                            <text:list-item>
                              <text:p text:style-name="P13"><text:span text:style-name="T3">session cookie matches</text:span></text:p>
                            </text:list-item>
                            <text:list-item>
                              <text:p text:style-name="P13"><text:span text:style-name="T3">Create Request Ticket</text:span></text:p>
                            </text:list-item>
                            <text:list-item>
                              <text:p text:style-name="P13"><text:span text:style-name="T3">return Request Ticket</text:span></text:p>
                            </text:list-item>
                          </text:list>
                        </text:list-item>
                        <text:list-item>
                          <text:p text:style-name="P13"><text:span text:style-name="T3">Receive login request – already logged in – invalid </text:span></text:p>
                          <text:list>
                            <text:list-item>
                              <text:p text:style-name="P13"><text:span text:style-name="T3">Check isAuthenticated – false</text:span></text:p>
                            </text:list-item>
                            <text:list-item>
                              <text:p text:style-name="P13"><text:span text:style-name="T3">session id does not match</text:span></text:p>
                            </text:list-item>
                            <text:list-item>
                              <text:p text:style-name="P13"><text:span text:style-name="T3">logout</text:span></text:p>
                            </text:list-item>
                            <text:list-item>
                              <text:p text:style-name="P13"><text:span text:style-name="T3">return null</text:span></text:p>
                            </text:list-item>
                          </text:list>
                        </text:list-item>
                      </text:list>
                    </text:list-item>
                  </text:list>
                </text:list-item>
              </text:list>
            </text:list-item>
          </text:list>
        </text:list-item>
      </text:list>
      <text:list xml:id="list8850040231753425248" text:style-name="L9">
        <text:list-item>
          <text:list>
            <text:list-item>
              <text:list>
                <text:list-item>
                  <text:list>
                    <text:list-item>
                      <text:p text:style-name="P14"><text:span text:style-name="T3">Receive isAuthenticated request – true</text:span></text:p>
                      <text:list>
                        <text:list-item>
                          <text:p text:style-name="P14"><text:span text:style-name="T3">UST exists</text:span></text:p>
                        </text:list-item>
                        <text:list-item>
                          <text:p text:style-name="P14"><text:span text:style-name="T3">session id matches</text:span></text:p>
                        </text:list-item>
                        <text:list-item>
                          <text:p text:style-name="P14"><text:span text:style-name="T3">request ticket matches</text:span></text:p>
                        </text:list-item>
                        <text:list-item>
                          <text:p text:style-name="P14"><text:span text:style-name="T3">UST has not expired</text:span></text:p>
                        </text:list-item>
                        <text:list-item>
                          <text:p text:style-name="P14"><text:span text:style-name="T3">create new request ticket</text:span></text:p>
                        </text:list-item>
                        <text:list-item>
                          <text:p text:style-name="P14"><text:span text:style-name="T3">return RT</text:span></text:p>
                        </text:list-item>
                      </text:list>
                    </text:list-item>
                    <text:list-item>
                      <text:p text:style-name="P14"><text:span text:style-name="T3">Receive isAuthenticated request – UST does not exist</text:span></text:p>
                      <text:list>
                        <text:list-item>
                          <text:p text:style-name="P14"><text:span text:style-name="T3">UST does not exist</text:span></text:p>
                        </text:list-item>
                        <text:list-item>
                          <text:p text:style-name="P14"><text:span text:style-name="T3">return null</text:span></text:p>
                        </text:list-item>
                      </text:list>
                    </text:list-item>
                    <text:list-item>
                      <text:p text:style-name="P14"><text:span text:style-name="T3">Receive isAuthenticated request – expired ticket</text:span></text:p>
                      <text:list>
                        <text:list-item>
                          <text:p text:style-name="P14"><text:span text:style-name="T3">UST expired</text:span></text:p>
                        </text:list-item>
                        <text:list-item>
                          <text:p text:style-name="P14"><text:span text:style-name="T3">call logout</text:span></text:p>
                        </text:list-item>
                        <text:list-item>
                          <text:p text:style-name="P14"><text:span text:style-name="T3">return null</text:span></text:p>
                        </text:list-item>
                      </text:list>
                    </text:list-item>
                    <text:list-item>
                      <text:p text:style-name="P14"><text:soft-page-break/><text:span text:style-name="T3">Recieve isAuthenticated request – RT does not match</text:span></text:p>
                      <text:list>
                        <text:list-item>
                          <text:p text:style-name="P14"><text:span text:style-name="T3">Request ticket does not match</text:span></text:p>
                        </text:list-item>
                        <text:list-item>
                          <text:p text:style-name="P14"><text:span text:style-name="T3">call logout</text:span></text:p>
                        </text:list-item>
                        <text:list-item>
                          <text:p text:style-name="P14"><text:span text:style-name="T3">return null</text:span></text:p>
                        </text:list-item>
                      </text:list>
                    </text:list-item>
                    <text:list-item>
                      <text:p text:style-name="P14"><text:span text:style-name="T3">Receive isAuthenticated request – session Id not match</text:span></text:p>
                      <text:list>
                        <text:list-item>
                          <text:p text:style-name="P14"><text:span text:style-name="T3">Session id does not match</text:span></text:p>
                        </text:list-item>
                        <text:list-item>
                          <text:p text:style-name="P14"><text:span text:style-name="T3">call logout</text:span></text:p>
                        </text:list-item>
                        <text:list-item>
                          <text:p text:style-name="P14"><text:span text:style-name="T3">return null</text:span></text:p>
                        </text:list-item>
                      </text:list>
                    </text:list-item>
                    <text:list-item>
                      <text:p text:style-name="P14"><text:span text:style-name="T3">Logout request – successful </text:span></text:p>
                      <text:list>
                        <text:list-item>
                          <text:p text:style-name="P14"><text:span text:style-name="T3">UST exists</text:span></text:p>
                        </text:list-item>
                        <text:list-item>
                          <text:p text:style-name="P14"><text:span text:style-name="T3">delete UserId</text:span></text:p>
                        </text:list-item>
                        <text:list-item>
                          <text:p text:style-name="P14"><text:span text:style-name="T3">delete Request Tickets</text:span></text:p>
                        </text:list-item>
                        <text:list-item>
                          <text:p text:style-name="P14"><text:span text:style-name="T3">delete UST </text:span></text:p>
                        </text:list-item>
                        <text:list-item>
                          <text:p text:style-name="P14"><text:span text:style-name="T3">return true</text:span></text:p>
                        </text:list-item>
                      </text:list>
                    </text:list-item>
                    <text:list-item>
                      <text:p text:style-name="P14"><text:span text:style-name="T3">Logout request – UST does not exist</text:span></text:p>
                      <text:list>
                        <text:list-item>
                          <text:p text:style-name="P14"><text:span text:style-name="T3">nothing to do – return true </text:span></text:p>
                        </text:list-item>
                      </text:list>
                    </text:list-item>
                  </text:list>
                </text:list-item>
              </text:list>
              <text:p text:style-name="P14"><text:span text:style-name="T3">4. </text:span><text:span text:style-name="T1">Logout Service</text:span><text:span text:style-name="T3"><text:tab/></text:span></text:p>
            </text:list-item>
          </text:list>
        </text:list-item>
      </text:list>
      <text:list xml:id="list2700439675494966789" text:style-name="L10">
        <text:list-item>
          <text:list>
            <text:list-item>
              <text:list>
                <text:list-item>
                  <text:list>
                    <text:list-item>
                      <text:p text:style-name="P15"><text:span text:style-name="T3">logout request – successful</text:span></text:p>
                      <text:list>
                        <text:list-item>
                          <text:p text:style-name="P15"><text:span text:style-name="T3">call sso service logout</text:span></text:p>
                        </text:list-item>
                        <text:list-item>
                          <text:p text:style-name="P15"><text:span text:style-name="T3">display logout page with login url</text:span></text:p>
                        </text:list-item>
                      </text:list>
                    </text:list-item>
                  </text:list>
                </text:list-item>
              </text:list>
            </text:list-item>
          </text:list>
        </text:list-item>
      </text:list>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05T07:22:55.38</meta:creation-date>
    <dc:date>2016-11-17T19:35:56.55</dc:date>
    <meta:editing-duration>PT10H6M52S</meta:editing-duration>
    <meta:editing-cycles>41</meta:editing-cycles>
    <meta:generator>OpenOffice/4.1.2$Win32 OpenOffice.org_project/412m3$Build-9782</meta:generator>
    <meta:document-statistic meta:table-count="0" meta:image-count="0" meta:object-count="0" meta:page-count="7" meta:paragraph-count="252" meta:word-count="1389" meta:character-count="9231"/>
  </office:meta>
</office:document-meta>
</file>